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libri Light" fo:language="en" fo:country="US" officeooo:rsid="002aa848" officeooo:paragraph-rsid="002aa848"/>
    </style:style>
    <style:style style:name="P2" style:family="paragraph" style:parent-style-name="Standard">
      <style:text-properties style:font-name="Calibri Light1" fo:font-size="12pt" fo:font-weight="bold" officeooo:rsid="0018780d" officeooo:paragraph-rsid="0018780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 Light1" fo:font-size="11pt" officeooo:rsid="001f24b1" officeooo:paragraph-rsid="001f24b1" style:font-size-asian="11pt" style:font-size-complex="11pt"/>
    </style:style>
    <style:style style:name="P4" style:family="paragraph" style:parent-style-name="Standard">
      <style:text-properties style:font-name="Calibri Light1" fo:font-size="11pt" fo:font-weight="bold" officeooo:rsid="001f24b1" officeooo:paragraph-rsid="001f24b1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alibri Light1" fo:font-size="11pt" fo:font-weight="bold" officeooo:rsid="001f24b1" officeooo:paragraph-rsid="0021649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1" fo:font-size="11pt" fo:font-weight="bold" officeooo:rsid="001f24b1" officeooo:paragraph-rsid="00287ee5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 Light1" fo:font-size="13pt" fo:font-weight="bold" officeooo:rsid="00216498" officeooo:paragraph-rsid="00216498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1" fo:font-size="13pt" fo:font-weight="normal" officeooo:rsid="00216498" officeooo:paragraph-rsid="00216498" style:font-size-asian="13pt" style:font-weight-asian="normal" style:font-size-complex="13pt" style:font-weight-complex="normal"/>
    </style:style>
    <style:style style:name="P9" style:family="paragraph" style:parent-style-name="Standard">
      <style:text-properties officeooo:paragraph-rsid="001f24b1"/>
    </style:style>
    <style:style style:name="P10" style:family="paragraph" style:parent-style-name="Standard">
      <style:paragraph-properties fo:text-align="center" style:justify-single-word="false"/>
      <style:text-properties officeooo:paragraph-rsid="00216498"/>
    </style:style>
    <style:style style:name="P11" style:family="paragraph" style:parent-style-name="Standard">
      <style:text-properties officeooo:paragraph-rsid="00216498"/>
    </style:style>
    <style:style style:name="P12" style:family="paragraph" style:parent-style-name="Standard">
      <style:text-properties fo:color="#808080" loext:opacity="100%" style:font-name="Calibri Light1" fo:font-size="11pt" fo:font-weight="bold" officeooo:rsid="001f24b1" officeooo:paragraph-rsid="001f24b1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808080" loext:opacity="100%" style:font-name="Calibri Light1" fo:font-size="11pt" fo:font-weight="bold" officeooo:rsid="001f24b1" officeooo:paragraph-rsid="00216498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808080" loext:opacity="100%" style:font-name="Calibri Light1" fo:font-size="11pt" fo:font-weight="bold" officeooo:rsid="001f64fa" officeooo:paragraph-rsid="001f24b1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808080" loext:opacity="100%" style:font-name="Calibri Light1" fo:font-size="11pt" fo:font-weight="bold" officeooo:rsid="001f64fa" officeooo:paragraph-rsid="0026491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Calibri Light1" fo:font-size="10.5pt" officeooo:rsid="0018780d" officeooo:paragraph-rsid="00248b39" style:font-size-asian="10.5pt" style:font-size-complex="10.5pt"/>
    </style:style>
    <style:style style:name="P17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Calibri Light1" fo:font-size="10.5pt" officeooo:paragraph-rsid="00248b39" style:font-size-asian="10.5pt" style:font-size-complex="10.5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808080" loext:opacity="100%" style:font-name="Calibri Light1" fo:font-size="11pt" fo:font-weight="bold" officeooo:rsid="001f24b1" officeooo:paragraph-rsid="001f24b1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808080" loext:opacity="100%" style:font-name="Calibri Light1" fo:font-size="11pt" fo:font-weight="bold" officeooo:rsid="001f24b1" officeooo:paragraph-rsid="001f24b1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 Light1" fo:font-size="11pt" officeooo:rsid="001f24b1" style:font-size-asian="11pt" style:font-size-complex="11pt"/>
    </style:style>
    <style:style style:name="T3" style:family="text">
      <style:text-properties style:font-name="Calibri Light1" fo:font-size="11pt" officeooo:rsid="001f64fa" style:font-size-asian="11pt" style:font-size-complex="11pt"/>
    </style:style>
    <style:style style:name="T4" style:family="text">
      <style:text-properties style:font-name="Calibri Light1" fo:font-size="11pt" officeooo:rsid="00216498" style:font-size-asian="11pt" style:font-size-complex="11pt"/>
    </style:style>
    <style:style style:name="T5" style:family="text">
      <style:text-properties style:font-name="Calibri Light1" fo:font-size="11pt" fo:font-weight="bold" officeooo:rsid="001f24b1" style:font-size-asian="11pt" style:font-weight-asian="bold" style:font-size-complex="11pt" style:font-weight-complex="bold"/>
    </style:style>
    <style:style style:name="T6" style:family="text">
      <style:text-properties style:font-name="Calibri Light1" fo:font-size="11pt" fo:font-weight="bold" officeooo:rsid="00216498" style:font-size-asian="11pt" style:font-weight-asian="bold" style:font-size-complex="11pt" style:font-weight-complex="bold"/>
    </style:style>
    <style:style style:name="T7" style:family="text">
      <style:text-properties style:font-name="Calibri Light1" fo:font-size="13pt" fo:font-weight="bold" officeooo:rsid="0018780d" style:font-size-asian="13pt" style:font-weight-asian="bold" style:font-size-complex="13pt" style:font-weight-complex="bold"/>
    </style:style>
    <style:style style:name="T8" style:family="text">
      <style:text-properties style:font-name="Calibri Light1" fo:font-size="13pt" fo:font-weight="bold" officeooo:rsid="00216498" style:font-size-asian="13pt" style:font-weight-asian="bold" style:font-size-complex="13pt" style:font-weight-complex="bold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fo:font-weight="bold" style:font-weight-asian="bold" style:font-weight-complex="bold"/>
    </style:style>
    <style:style style:name="T11" style:family="text">
      <style:text-properties fo:color="#808080" loext:opacity="100%" style:font-name="Calibri Light1" fo:font-size="11pt" fo:font-weight="bold" officeooo:rsid="001f64fa" style:font-size-asian="11pt" style:font-weight-asian="bold" style:font-size-complex="11pt" style:font-weight-complex="bold"/>
    </style:style>
    <style:style style:name="T12" style:family="text">
      <style:text-properties fo:language="en" fo:country="US" officeooo:rsid="002649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7">Examen </text:span><text:span text:style-name="T8">XPATH</text:span></text:p>
      <text:p text:style-name="P7"/>
      <text:p text:style-name="P8">Realiza las siguientes consultas XPATH en el siguiente xml expuesto.</text:p>
      <text:p text:style-name="P2"/>
      <text:p text:style-name="P17">&lt;pedidos&gt;</text:p>
      <text:p text:style-name="P17"><text:s text:c="12"/>&lt;pedido id="1"&gt;</text:p>
      <text:p text:style-name="P17"><text:s text:c="22"/>&lt;destinatario dni="44566623F"&gt;</text:p>
      <text:p text:style-name="P17"><text:s text:c="32"/>&lt;nombre&gt;Juan&lt;/nombre&gt;</text:p>
      <text:p text:style-name="P17"><text:s text:c="32"/>&lt;apellido&gt;Delgado&lt;/apellido&gt;</text:p>
      <text:p text:style-name="P17"><text:s text:c="22"/>&lt;/destinatario&gt;</text:p>
      <text:p text:style-name="P17"><text:s text:c="22"/>&lt;articulo id="A2023"&gt;bicicleta&lt;/articulo&gt;</text:p>
      <text:p text:style-name="P17"><text:s text:c="22"/>&lt;dirección tipo="calle"&gt;</text:p>
      <text:p text:style-name="P17"><text:s text:c="32"/>&lt;nombre&gt;Barco&lt;/nombre&gt;</text:p>
      <text:p text:style-name="P17"><text:s text:c="32"/>&lt;portal&gt;4&lt;/portal&gt;</text:p>
      <text:p text:style-name="P17"><text:s text:c="32"/>&lt;piso num="3"/&gt;</text:p>
      <text:p text:style-name="P17"><text:s text:c="32"/>&lt;letra&gt;A&lt;/letra&gt;</text:p>
      <text:p text:style-name="P17"><text:s text:c="22"/>&lt;/dirección&gt;</text:p>
      <text:p text:style-name="P17"><text:s text:c="22"/>&lt;entrega&gt;19-5-2021&lt;/entrega&gt;</text:p>
      <text:p text:style-name="P17"><text:s text:c="12"/>&lt;/pedido&gt;</text:p>
      <text:p text:style-name="P17"><text:s text:c="12"/></text:p>
      <text:p text:style-name="P17"><text:s text:c="12"/>&lt;pedido id="2"&gt;</text:p>
      <text:p text:style-name="P17"><text:s text:c="22"/>&lt;destinatario dni="44311624P"&gt;</text:p>
      <text:p text:style-name="P17"><text:s text:c="32"/>&lt;nick&gt;Bar&lt;/nick&gt;</text:p>
      <text:p text:style-name="P17"><text:s text:c="32"/>&lt;apellido&gt;Torres&lt;/apellido&gt;</text:p>
      <text:p text:style-name="P17"><text:s text:c="22"/>&lt;/destinatario&gt;</text:p>
      <text:p text:style-name="P17"><text:s text:c="22"/>&lt;articulo id="XV13"&gt;Robot de cocina&lt;/articulo&gt;</text:p>
      <text:p text:style-name="P17"><text:s text:c="22"/>&lt;dirección tipo="avenida"&gt;</text:p>
      <text:p text:style-name="P17"><text:s text:c="32"/>&lt;nombre&gt;López Silva&lt;/nombre&gt;</text:p>
      <text:p text:style-name="P17"><text:s text:c="32"/>&lt;portal&gt;4&lt;/portal&gt;</text:p>
      <text:p text:style-name="P17"><text:s text:c="32"/>&lt;piso/&gt;</text:p>
      <text:p text:style-name="P17"><text:s text:c="22"/>&lt;/dirección&gt;</text:p>
      <text:p text:style-name="P17"><text:s text:c="22"/>&lt;entrega&gt;26-1-2021&lt;/entrega&gt;</text:p>
      <text:p text:style-name="P17"><text:s text:c="12"/>&lt;/pedido&gt;</text:p>
      <text:p text:style-name="P17"><text:s text:c="12"/>&lt;pedido id="<text:span text:style-name="T12">3</text:span>"&gt;</text:p>
      <text:p text:style-name="P17"><text:s text:c="22"/>&lt;destinatario dni="442321624P"&gt;</text:p>
      <text:p text:style-name="P17"><text:s text:c="32"/>&lt;nombre&gt;Juan&lt;/nombre&gt;</text:p>
      <text:p text:style-name="P17"><text:s text:c="32"/>&lt;apellido&gt;Luna&lt;/apellido&gt;</text:p>
      <text:p text:style-name="P17"><text:s text:c="22"/>&lt;/destinatario&gt;</text:p>
      <text:p text:style-name="P17"><text:s text:c="22"/>&lt;articulo id="WWE"&gt;camiseta de Goku&lt;/articulo&gt;</text:p>
      <text:p text:style-name="P17"><text:s text:c="22"/>&lt;dirección tipo="calle"&gt;</text:p>
      <text:p text:style-name="P17"><text:s text:c="32"/>&lt;nombre&gt;Toledo&lt;/nombre&gt;</text:p>
      <text:p text:style-name="P17"><text:s text:c="32"/>&lt;portal&gt;6&lt;/portal&gt;</text:p>
      <text:p text:style-name="P17"><text:s text:c="32"/>&lt;piso/&gt;</text:p>
      <text:p text:style-name="P17"><text:s text:c="22"/>&lt;/dirección&gt;</text:p>
      <text:p text:style-name="P17"><text:s text:c="22"/>&lt;entrega&gt;22-11-2021&lt;/entrega&gt;</text:p>
      <text:p text:style-name="P17"><text:s text:c="12"/>&lt;/pedido&gt;</text:p>
      <text:p text:style-name="P17"/>
      <text:p text:style-name="P16">&lt;/pedidos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1">Ejercicio 1.-</text:span> Muestra el nombre de todas las personas que hayan realizado un pedido. <text:span text:style-name="T1">(1 punto)</text:span></text:p>
      <text:p text:style-name="P4"/>
      <text:p text:style-name="P3"><text:span text:style-name="T1"><text:tab/></text:span><text:span text:style-name="T10">&lt;nombre&gt;Juan&lt;/nombre&gt;</text:span></text:p>
      <text:p text:style-name="P12"><text:tab/>&lt;nombre&gt;Juan&lt;/nombre&gt;</text:p>
      <text:p text:style-name="P12"/>
      <text:p text:style-name="P12"><text:tab/>/pedidos/pedido/destinatario/nombre</text:p>
      <text:p text:style-name="P4"/>
      <text:p text:style-name="P3"><text:span text:style-name="T1">Ejercicio 2.-</text:span> Muestra el apellido de todas las personas con id mayor que 1. <text:span text:style-name="T1">(1 punto)</text:span></text:p>
      <text:p text:style-name="P4"/>
      <text:p text:style-name="P3"><text:span text:style-name="T1"><text:tab/></text:span><text:span text:style-name="T10">Torres</text:span></text:p>
      <text:p text:style-name="P12"><text:tab/>Luna </text:p>
      <text:p text:style-name="P12"/>
      <text:p text:style-name="P12"><text:tab/>/pedidos/pedido[@id &gt; 1]/destinatario/apellido/text()</text:p>
      <text:p text:style-name="P12"/>
      <text:p text:style-name="P3"><text:span text:style-name="T1">Ejercicio 3.-</text:span> Muestra el articulo de la persona con nombre “Juan” y fecha de entrega “19-5-2021”. <text:span text:style-name="T1">(1 punto)</text:span></text:p>
      <text:p text:style-name="P3"><text:tab/></text:p>
      <text:p text:style-name="P3"><text:tab/><text:span text:style-name="T10">bicicleta</text:span></text:p>
      <text:p text:style-name="P12"/>
      <text:p text:style-name="P12"><text:tab/>/pedidos/pedido[entrega = "19-5-2021" and destinatario/nombre = "Juan"]/articulo/text()</text:p>
      <text:p text:style-name="P12"/>
      <text:p text:style-name="P11"><text:span text:style-name="T5">Ejercicio </text:span><text:span text:style-name="T6">4</text:span><text:span text:style-name="T5">.-</text:span><text:span text:style-name="T2"> Muestra </text:span><text:span text:style-name="T4">los datos del destinatario con ID menor que 2, letra A y num de piso menor que 5</text:span><text:span text:style-name="T2">. </text:span><text:span text:style-name="T5">(1 punto)</text:span></text:p>
      <text:p text:style-name="P5"/>
      <text:p text:style-name="P13"><text:tab/>&lt;nombre&gt;Juan&lt;/nombre&gt;</text:p>
      <text:p text:style-name="P13"><text:s text:c="15"/>&lt;apellido&gt;Delgado&lt;/apellido&gt;</text:p>
      <text:p text:style-name="P13"/>
      <text:p text:style-name="P6"><text:span text:style-name="T9"><text:tab/>/pedidos/pedido[@id &lt; 2 and dirección/letra = "A" and dirección/piso/@num &lt; 5]/destinatario/*</text:span><text:tab/></text:p>
      <text:p text:style-name="P4"/>
      <text:p text:style-name="P9"><text:span text:style-name="T5">Ejercicio 5.-</text:span><text:span text:style-name="T2"> Muestra los datos de la dirección de la persona con el mismo número de portal que la persona con nick “Bar” </text:span><text:span text:style-name="T3">(y que no sea “Bar)</text:span><text:span text:style-name="T2"> </text:span><text:span text:style-name="T5">(2 puntos)</text:span></text:p>
      <text:p text:style-name="P4"/>
      <text:p text:style-name="P18">&lt;nombre&gt;Barco&lt;/nombre&gt;</text:p>
      <text:p text:style-name="P18">&lt;portal&gt;4&lt;/portal&gt;</text:p>
      <text:p text:style-name="P18">&lt;piso num="3"/&gt;</text:p>
      <text:p text:style-name="P18">&lt;letra&gt;A&lt;/letra&gt;</text:p>
      <text:p text:style-name="P18"/>
      <text:p text:style-name="P18">/pedidos/pedido[destinatario/nick = not("Bar")]/dirección[portal = /pedidos/pedido[destinatario/nick="Bar"]/dirección/portal/text()]</text:p>
      <text:p text:style-name="P4"/>
      <text:p text:style-name="P9"><text:span text:style-name="T5">Ejercicio 6.- </text:span><text:span text:style-name="T2">Muestra el nick de la persona <text:s/>con un ID menor que la persona que ha realizado el pedido de una camiseta de Goku. </text:span><text:span text:style-name="T5">(2 puntos)</text:span></text:p>
      <text:p text:style-name="P4"/>
      <text:p text:style-name="P9"><text:span text:style-name="T5"><text:tab/></text:span><text:span text:style-name="T11">&lt;nick&gt;Bar&lt;/nick&gt;</text:span></text:p>
      <text:p text:style-name="P14"/>
      <text:p text:style-name="P15"><text:tab/>/pedidos/pedido[@id &lt; /pedidos/pedido[articulo = "camiseta de Goku"]/@id]/destinatario/nic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 Light" fo:language="en" fo:country="US" officeooo:rsid="002aa848" officeooo:paragraph-rsid="002aa848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08:56:58.380000000</meta:creation-date>
    <dc:date>2022-02-14T11:09:41.060000000</dc:date>
    <meta:editing-duration>PT55M20S</meta:editing-duration>
    <meta:editing-cycles>14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71" meta:word-count="252" meta:character-count="3368" meta:non-whitespace-character-count="2162"/>
  </office:meta>
</office:document-meta>
</file>